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60288" draw:style-name="a0" draw:name="Imagen3" text:anchor-type="paragraph" svg:x="0in" svg:y="0.05486in" svg:width="6.69236in" svg:height="5.0187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Normal"><draw:frame draw:z-index="251659264" draw:style-name="a1" draw:name="Imagen2" text:anchor-type="paragraph" svg:x="0in" svg:y="0.50278in" svg:width="6.69236in" svg:height="5.01875in" style:rel-width="scale" style:rel-height="scale"><draw:image xlink:href="media/image2.png" xlink:type="simple" xlink:show="embed" xlink:actuate="onLoad"/><svg:title/><svg:desc/></draw:frame></text:p>
      <text:p text:style-name="P3"/>
      <text:p text:style-name="Standard"><draw:frame draw:z-index="251658240" draw:style-name="a2" draw:name="Imagen1" text:anchor-type="paragraph" svg:x="-0.7875in" svg:y="0.51736in" svg:width="6.69291in" svg:height="5.01929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21-06-25T21:33:00Z</meta:creation-date>
    <dc:date>2021-07-21T22:50:00Z</dc:date>
    <meta:template xlink:href="Normal" xlink:type="simple"/>
    <meta:editing-cycles>2</meta:editing-cycles>
    <meta:editing-duration>PT600S</meta:editing-duration>
    <meta:document-statistic meta:page-count="3" meta:paragraph-count="1" meta:word-count="2" meta:character-count="16" meta:row-count="1" meta:non-whitespace-character-count="15"/>
  </office:meta>
</office:document-meta>
</file>